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P1" style:family="paragraph" style:parent-style-name="Preformatted_20_Text">
      <style:text-properties officeooo:rsid="000caa55" officeooo:paragraph-rsid="000caa55"/>
    </style:style>
    <style:style style:name="P2" style:family="paragraph" style:parent-style-name="Preformatted_20_Text">
      <style:text-properties fo:font-size="24pt" officeooo:rsid="000caa55" officeooo:paragraph-rsid="000caa55" style:font-size-asian="24pt" style:font-size-complex="24pt"/>
    </style:style>
    <style:style style:name="P3" style:family="paragraph" style:parent-style-name="Preformatted_20_Text">
      <style:text-properties officeooo:rsid="0011272b" officeooo:paragraph-rsid="0011272b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ラズベリーパイ(CUIサーバー) ソフト</text:p>
      <text:p text:style-name="P1">2019.6.10</text:p>
      <text:p text:style-name="Preformatted_20_Text"/>
      <text:p text:style-name="Preformatted_20_Text">・gitのインストール</text:p>
      <text:p text:style-name="Preformatted_20_Text"/>
      <text:p text:style-name="Preformatted_20_Text"><text:tab/>1.$ sudo apt -y install git</text:p>
      <text:p text:style-name="Preformatted_20_Text"/>
      <text:p text:style-name="Preformatted_20_Text"><text:tab/>2.$ git config --global user.name "名前"</text:p>
      <text:p text:style-name="Preformatted_20_Text"/>
      <text:p text:style-name="Preformatted_20_Text"><text:tab/>3.$ git config --global user.email "メールアドレス"</text:p>
      <text:p text:style-name="Preformatted_20_Text"/>
      <text:p text:style-name="Preformatted_20_Text"><text:tab/>4.$ git config --global core.quotepath off</text:p>
      <text:p text:style-name="Preformatted_20_Text"><text:tab/><text:tab/>(日本語を含んだファイル名を正しく表示されるようにする)</text:p>
      <text:p text:style-name="Preformatted_20_Text"/>
      <text:p text:style-name="Preformatted_20_Text">・sambaのインストール</text:p>
      <text:p text:style-name="Preformatted_20_Text"/>
      <text:p text:style-name="Preformatted_20_Text"><text:tab/>1.$ sudo apt -y install samba</text:p>
      <text:p text:style-name="Preformatted_20_Text"/>
      <text:p text:style-name="Preformatted_20_Text"><text:tab/>2.sudo nano /etc/samba/smb.conf</text:p>
      <text:p text:style-name="Preformatted_20_Text"/>
      <text:p text:style-name="Preformatted_20_Text"><text:tab/><text:tab/>ファイルの最後に追加</text:p>
      <text:p text:style-name="Preformatted_20_Text"/>
      <text:p text:style-name="Preformatted_20_Text"><text:tab/><text:tab/><text:tab/>[共有ディレクトリ名]</text:p>
      <text:p text:style-name="Preformatted_20_Text"><text:tab/><text:tab/><text:tab/>path = /media/ユーザー名/共有ディレクトリ</text:p>
      <text:p text:style-name="Preformatted_20_Text"><text:tab/><text:tab/><text:tab/>read only = No</text:p>
      <text:p text:style-name="Preformatted_20_Text"><text:tab/><text:tab/><text:tab/>guest ok = Yes</text:p>
      <text:p text:style-name="Preformatted_20_Text"><text:tab/><text:tab/><text:tab/>force user = ユーザー名</text:p>
      <text:p text:style-name="Preformatted_20_Text"/>
      <text:p text:style-name="Preformatted_20_Text"><text:tab/>3.$sudo service samba restart</text:p>
      <text:p text:style-name="Preformatted_20_Text"/>
      <text:p text:style-name="Preformatted_20_Text"><text:tab/><text:tab/>上記でエラーが出る場合は、</text:p>
      <text:p text:style-name="Preformatted_20_Text"/>
      <text:p text:style-name="Preformatted_20_Text"><text:tab/><text:tab/>$ sudo service smbd restart</text:p>
      <text:p text:style-name="Preformatted_20_Text"><text:tab/><text:tab/>$ sudo service nmbd restart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3"><text:soft-page-break/>2020.04.14</text:p>
      <text:p text:style-name="P3"/>
      <text:p text:style-name="P3">・FTPサーバーのインストール</text:p>
      <text:p text:style-name="P3"/>
      <text:p text:style-name="P3"><text:tab/>1.$ sudo apt -y install vsftpd</text:p>
      <text:p text:style-name="P3"/>
      <text:p text:style-name="P3"><text:tab/>2.$ sudo vim /etc/vsftpd.conf</text:p>
      <text:p text:style-name="P3"/>
      <text:p text:style-name="P3"><text:tab/><text:tab/># 31行目：コメント解除( 書き込み許可 )</text:p>
      <text:p text:style-name="P3"><text:tab/><text:tab/>write_enable=YES</text:p>
      <text:p text:style-name="P3"/>
      <text:p text:style-name="P3"><text:tab/><text:tab/># 99,100行目：コメント解除( アスキーモード転送許可 )</text:p>
      <text:p text:style-name="P3"><text:tab/><text:tab/>ascii_upload_enable=YES</text:p>
      <text:p text:style-name="P3"><text:tab/><text:tab/>ascii_download_enable=YES</text:p>
      <text:p text:style-name="P3"/>
      <text:p text:style-name="P3"><text:tab/><text:tab/># 122行目：コメント解除( chroot 有効 )</text:p>
      <text:p text:style-name="P3"><text:tab/><text:tab/>chroot_local_user=YES</text:p>
      <text:p text:style-name="P3"/>
      <text:p text:style-name="P3"><text:tab/><text:tab/># 123行目：コメント解除( chroot リスト有効 )</text:p>
      <text:p text:style-name="P3"><text:tab/><text:tab/>chroot_list_enable=YES</text:p>
      <text:p text:style-name="P3"/>
      <text:p text:style-name="P3"><text:tab/><text:tab/># 125行目：コメント解除( chrootリスト指定 )</text:p>
      <text:p text:style-name="P3"><text:tab/><text:tab/>chroot_list_file=/etc/vsftpd.chroot_list</text:p>
      <text:p text:style-name="P3"/>
      <text:p text:style-name="P3"><text:tab/><text:tab/># 131行目：コメント解除( ディレクトリごと一括での転送有効 )</text:p>
      <text:p text:style-name="P3"><text:tab/><text:tab/>ls_recurse_enable=YES</text:p>
      <text:p text:style-name="P3"/>
      <text:p text:style-name="P3"><text:tab/><text:tab/># 最終行へ追記：chrootのルートディレクトリ指定</text:p>
      <text:p text:style-name="P3"><text:tab/><text:tab/># 指定しない場合はユーザーのホームディレクトリ直下になる</text:p>
      <text:p text:style-name="P3"><text:tab/><text:tab/># public_htmlを指定した場合で、且つ当該ディレクトリがないとログイン<text:tab/><text:tab/>できないので注意</text:p>
      <text:p text:style-name="P3"><text:tab/><text:tab/>local_root=/var/www/html</text:p>
      <text:p text:style-name="P3"/>
      <text:p text:style-name="P3"><text:tab/><text:tab/># seccomp filter をオフにする</text:p>
      <text:p text:style-name="P3"><text:tab/><text:tab/>seccomp_sandbox=NO</text:p>
      <text:p text:style-name="P3"/>
      <text:p text:style-name="P3"><text:tab/>3.$ vim /etc/vsftpd.chroot_list</text:p>
      <text:p text:style-name="P3"/>
      <text:p text:style-name="P3"><text:tab/><text:tab/># 上の階層へ移動を許可するユーザーを行毎に列挙</text:p>
      <text:p text:style-name="P3"><text:tab/><text:tab/>&lt;ユーザー名&gt;<text:tab/><text:tab/>例:raspberrypi初期値ならpi</text:p>
      <text:p text:style-name="P3"/>
      <text:p text:style-name="P3"><text:tab/>4.$ sudo systemctl restart vsftpd</text:p>
      <text:p text:style-name="P3"><text:tab/><text:tab/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ans CJK JP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14T09:07:43.651507842</dc:date>
    <meta:editing-duration>PT9M57S</meta:editing-duration>
    <meta:editing-cycles>4</meta:editing-cycles>
    <meta:document-statistic meta:table-count="0" meta:image-count="0" meta:object-count="0" meta:page-count="2" meta:paragraph-count="50" meta:word-count="491" meta:character-count="1279" meta:non-whitespace-character-count="1103"/>
  </office:meta>
</office:document-meta>
</file>